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co1" style:family="table-column">
      <style:table-column-properties style:use-optimal-column-width="true"/>
    </style:style>
    <style:style style:name="co2" style:family="table-column">
      <style:table-column-properties style:use-optimal-column-width="true"/>
    </style:style>
    <style:style style:name="co3" style:family="table-column">
      <style:table-column-properties style:use-optimal-column-width="true"/>
    </style:style>
    <style:style style:name="ro1" style:family="table-row">
      <style:table-row-properties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x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header-rows>
          <table:table-row table:style-name="ro1">
            <table:table-cell table:style-name="ce1" office:value-type="string">
              <text:p><![CDATA[nr]]></text:p>
            </table:table-cell>
            <table:table-cell table:style-name="ce1" office:value-type="string">
              <text:p><![CDATA[firstname]]></text:p>
            </table:table-cell>
            <table:table-cell table:style-name="ce1" office:value-type="string">
              <text:p><![CDATA[lastname]]></text:p>
            </table:table-cell>
          </table:table-row>
        </table:table-header-rows>
        <table:table-row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Dent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Ford</text:p>
          </table:table-cell>
          <table:table-cell office:value-type="string">
            <text:p>Prefect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Zaphod</text:p>
          </table:table-cell>
          <table:table-cell office:value-type="string">
            <text:p>Beeblebrox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Tricia</text:p>
          </table:table-cell>
          <table:table-cell office:value-type="string">
            <text:p>McMillan</text:p>
          </table:table-cell>
        </table:table-row>
      </table:table>
      <table:database-ranges>
        <table:database-range table:target-range-address="'Export'.A1:'Export'.C4" table:display-filter-buttons="true"/>
      </table:database-ranges>
    </office:spreadsheet>
  </office:body>
</office:document-content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QL Workbench/J</meta:generator>
    <dc:title>SQL Workbench/J Export</dc:title>
    <dc:description><![CDATA[SELECT nr,        firstname,        lastname FROM public.junit_test]]></dc:description>
    <meta:initial-creator>SQL Workbench/J</meta:initial-creator>
    <meta:creation-date>2015-03-01T10:42:04</meta:creation-date>
  </office:meta>
</office:document-meta>
</file>